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6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9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number text:level="2" text:style-name="Numbering_20_Symbols" loext:num-list-format="%2%." style:num-suffix="." style:num-format="1">
        <style:list-level-properties text:space-before="0.9846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ick status / what I inspected</text:p>
      <text:p text:style-name="Standard">Looked through the windows service code under windows-service and found the natural integration point for DB migration/seed in service-update.js (method runDatabaseMigrations() in the update flow) and the installer install-database.js (already creates DB / runs migrations / runs reference seed scripts).</text:p>
      <text:p text:style-name="Standard">Inventory of existing seeding helpers and scripts in scripts shows a lot of reference seed scripts and composite seed runners:</text:p>
      <text:p text:style-name="Standard">Composite/production runner: production-setup.js (seeds ID formats, phone/date templates, driver-license templates, job titles, compensation types, benefit types, project types, personal categories, plus creates system admin). This is a full production-ready seeder but currently runs standalone (CLI).</text:p>
      <text:p text:style-name="Standard">Composite employee seeds: seed-all-employee-data.js (calls smaller per-entity scripts).</text:p>
      <text:p text:style-name="Standard">Many other specific seeds exist: seed-grocery-demo.js, seed-hardware-demo.js, seed-dev-data.js, seed-test-maintenance.js, etc.</text:p>
      <text:p text:style-name="Standard">Installer helper: install-database.js already runs DB create/migrate and executes a set of reference seed scripts (creates missing script files automatically).</text:p>
      <text:p text:style-name="Standard">I scanned source code to find where reference/lookup data are consumed (so we know what to seed). Major consumers:</text:p>
      <text:p text:style-name="Standard">ID format templates: national-id-input.tsx, driver-license-input.tsx, many pages (employees, contractors, personal, construction pages).</text:p>
      <text:p text:style-name="Standard">Phone number templates: src/components/ui/phone-number-input usage across forms; production-setup.js seeds phone templates.</text:p>
      <text:p text:style-name="Standard">Date format templates: used through settings-context.tsx (globalDateFormat) and UI useDateFormat.</text:p>
      <text:p text:style-name="Standard">Driver license templates: driver-license-input.tsx, driver forms, vehicle/driver pages.</text:p>
      <text:p text:style-name="Standard">Job titles: page.tsx, employee creation/edit, contract PDF generator.</text:p>
      <text:p text:style-name="Standard">Compensation types &amp; benefit types: page.tsx, contract generator, initial-load.ts.</text:p>
      <text:p text:style-name="Standard">Project types, personal categories, business categories, permission templates: multiple admin pages and installer rely on these.</text:p>
      <text:p text:style-name="Standard">Many pages depend on these seeds existing for dropdowns, validation, and PDF generation (contract-pdf-generator).</text:p>
      <text:p text:style-name="Standard">Found a mismatch to fix before seeding-ready:</text:p>
      <text:p text:style-name="Standard">settings-context.tsx defaultIdFormatTemplateId is 'cmfm8wyzp00001pek06cu95hb' — not one of the IDs used in production-setup.js (which uses friendly IDs like zw-national-id, za-id-number, etc.). This will make default settings point to a non-existent template on a blank DB.</text:p>
      <text:p text:style-name="Standard">Status of script exports (important for in-process invocation from service):</text:p>
      <text:p text:style-name="Standard">Several scripts already export functions (good): seed-grocery-demo.js, seed-hardware-demo.js, unseed-*, seed-all-employee-data.js exports seedAllEmployeeData, install-database.js exports DatabaseInstaller.</text:p>
      <text:p text:style-name="Standard">Some large runners like production-setup.js currently run as CLI-only and do not export a callable function — that is easy to adapt but must be planned.</text:p>
      <text:p text:style-name="Standard">High-level goal (restating):</text:p>
      <text:p text:style-name="Standard">When the service is installed/updated against a brand-new database we must create the DB, apply migrations, and seed all required reference/lookup data (ID formats, phone/date templates, driver-license templates, job titles, compensation/benefit types, project types, personal categories, business categories, permission templates, system admin, etc.) so that the app can be deployed with a blank database and will be usable.</text:p>
      <text:p text:style-name="Standard"/>
      <text:p text:style-name="Standard">Recommended prioritized task list (review-first — I will implement upon your approval)</text:p>
      <text:p text:style-name="Standard">Top-level plan: 1) Make seeds idempotent + exportable; 2) Align defaults and IDs; 3) Wire the installer/service to call the seeds safely (prefer in-process calls where possible); 4) Add validation &amp; smoke tests + rollback/safety; 5) Test on blank DB.</text:p>
      <text:p text:style-name="Standard"><text:soft-page-break/></text:p>
      <text:p text:style-name="Standard">Priority 1 — Critical (must do before prod deploy)</text:p>
      <text:p text:style-name="Standard"/>
      <text:p text:style-name="Standard">Make a canonical reference seed runner that can be invoked programmatically:</text:p>
      <text:p text:style-name="Standard"/>
      <text:p text:style-name="Standard">Create/modify production-setup.js to:</text:p>
      <text:p text:style-name="Standard">Export an async function runProductionSetup(options?) that does the same seeding work, in addition to keeping the CLI if (require.main === module) main() behavior.</text:p>
      <text:p text:style-name="Standard">Keep the same robust upsert logic and checks, but allow a caller to pass options (e.g., skip admin creation, only reference data, or limit to set of templates).</text:p>
      <text:p text:style-name="Standard">Rationale: avoids execSync('node ...') and lets the windows service call seeding in-process and get structured errors.</text:p>
      <text:p text:style-name="Standard">Ensure all reference seed scripts support both CLI and programmatic use (export functions):</text:p>
      <text:p text:style-name="Standard"/>
      <text:p text:style-name="Standard">For each script that install-database.js calls with execSync('node script'), ensure the script also exports a named async function. Quick candidates (already exist or partially exist):</text:p>
      <text:p text:style-name="Standard">scripts/seed-id-templates.js (or create if missing) -&gt; export seedIdTemplates</text:p>
      <text:p text:style-name="Standard">scripts/seed-phone-templates.js -&gt; export seedPhoneTemplates</text:p>
      <text:p text:style-name="Standard">scripts/seed-date-templates.js -&gt; export seedDateTemplates</text:p>
      <text:p text:style-name="Standard">scripts/seed-driver-license-templates.js -&gt; export seedDriverLicenseTemplates</text:p>
      <text:p text:style-name="Standard">scripts/seed-job-titles.js -&gt; export seedJobTitles</text:p>
      <text:p text:style-name="Standard">scripts/seed-compensation-types.js -&gt; export seedCompensationTypes</text:p>
      <text:p text:style-name="Standard">scripts/seed-benefit-types.js -&gt; export seedBenefitTypes</text:p>
      <text:p text:style-name="Standard">scripts/seed-business-categories.js -&gt; export seedBusinessCategories (install script currently creates this file if missing)</text:p>
      <text:p text:style-name="Standard">scripts/seed-permission-templates.js -&gt; export seedPermissionTemplates</text:p>
      <text:p text:style-name="Standard">scripts/seed-project-types.js -&gt; export seedProjectTypes (if separate)</text:p>
      <text:p text:style-name="Standard">If a file already exists but is CLI-only (no export), add the export and keep CLI fallback.</text:p>
      <text:p text:style-name="Standard">Align default/expected IDs used in code + settings:</text:p>
      <text:p text:style-name="Standard"/>
      <text:p text:style-name="Standard">Replace or add one of the seeded ID templates to match the default in settings-context.tsx, or update DEFAULT_SETTINGS.defaultIdFormatTemplateId to point to a seeded ID (e.g., zw-national-id).</text:p>
      <text:p text:style-name="Standard">Identify other defaults in code (e.g., default country code 'ZW') and make sure seed values match.</text:p>
      <text:p text:style-name="Standard">Wire the service installer/update to run the canonical seeder:</text:p>
      <text:p text:style-name="Standard"/>
      <text:p text:style-name="Standard">install-database.js already runs seeds; make sure it uses the exported functions instead of shelling out where practical. It currently runs scripts via execSync('node script') — that’s ok for installer but for service-update.js (update flow) we should call seeds too.</text:p>
      <text:p text:style-name="Standard">Add a new step in service-update.js's updateService() after runDatabaseMigrations():</text:p>
      <text:p text:style-name="Standard">call node scripts/production-setup.js (preferred programmatic call to exported runProductionSetup()), or call exported function directly by requiring it and running the function in-process (better for logging/capture). Surround call with robust error handling and logging.</text:p>
      <text:p text:style-name="Standard">For safety, only run full seeding on:</text:p>
      <text:p text:style-name="Standard">Fresh installs (no _prisma_migrations table or empty DB) OR</text:p>
      <text:p text:style-name="Standard">When admin explicitly requests via admin UI or a --seed flag for the service update CLI.</text:p>
      <text:p text:style-name="Standard">Avoid running destructive commands like migrate reset automatically.</text:p>
      <text:p text:style-name="Standard">Priority 2 — Medium (improve reliability &amp; safety) 5. Add migration/seed safety checks &amp; idempotency:</text:p>
      <text:p text:style-name="Standard"/>
      <text:p text:style-name="Standard"><text:soft-page-break/>Make all seeds upsert-style (they already do in many scripts) and safe to re-run.</text:p>
      <text:p text:style-name="Standard">Ensure stable IDs are used for reference data (so DEFAULT_SETTINGS can refer to stable IDs).</text:p>
      <text:p text:style-name="Standard">Add checks in production-setup.js/seed-all-employee-data.js to not re-create demo businesses/users if not desired in production flow.</text:p>
      <text:p text:style-name="Standard">Add CLI guards and environment support:</text:p>
      <text:p text:style-name="Standard"/>
      <text:p text:style-name="Standard">Seed scripts must accept DATABASE_URL through env or an argument. Document default env variables needed.</text:p>
      <text:p text:style-name="Standard">Make sure TypeScript seed files have JS equivalents or are compiled as needed (some .ts seeds exist, e.g., seed-test-maintenance.ts). The deployment environment may only run JS. Either compile or provide JS copies.</text:p>
      <text:p text:style-name="Standard">Sync with windows-service logging and rollback:</text:p>
      <text:p text:style-name="Standard"/>
      <text:p text:style-name="Standard">service-update.js has backup &amp; rollback logic. If seed fails after migration, decide whether to rollback DB (dangerous in prod). Recommended: if seeding reference data fails, log the error and stop the update so operator can inspect — do not automatically restore DB from backup unless explicitly requested.</text:p>
      <text:p text:style-name="Standard">Add clear logs and a --dry-run mode for the seeding step.</text:p>
      <text:p text:style-name="Standard">Priority 3 — Low / polish (optional but recommended) 8. Integrate validate-setup.js as automated smoke check:</text:p>
      <text:p text:style-name="Standard"/>
      <text:p text:style-name="Standard">After seeding, run validate-setup.js (it already exists) to confirm required counts (ID templates &gt;= 5, job titles &gt;= 25, etc.). If verification passes, continue; otherwise fail the update with a clear failure message (and hint to logs).</text:p>
      <text:p text:style-name="Standard">Add automatic unseed/cleanup scripts for demo data:</text:p>
      <text:p text:style-name="Standard"/>
      <text:p text:style-name="Standard">There are unseed-* scripts for grocery/hardware; ensure others exist and are callable programmatically (useful for test/CI).</text:p>
      <text:p text:style-name="Standard">Add test harness and CI integration:</text:p>
      <text:p text:style-name="Standard"/>
      <text:p text:style-name="Standard">Add a test harness script that spins up a local Postgres (or uses local Docker), runs install-database.js or production-setup against a fresh DB, and runs validate-setup.js. This will be used by QA before pushing to production.</text:p>
      <text:p text:style-name="Standard">Document the final process in INSTALLATION.md:</text:p>
      <text:p text:style-name="Standard"/>
      <text:p text:style-name="Standard">Show exact command(s) to deploy with blank DB:</text:p>
      <text:p text:style-name="Standard">How to set env vars,</text:p>
      <text:p text:style-name="Standard">How to run the installer manually,</text:p>
      <text:p text:style-name="Standard">How the windows-service will run seeds automatically on update or install.</text:p>
      <text:p text:style-name="Standard">Include notes about admin default credentials and required post-deploy steps.</text:p>
      <text:p text:style-name="Standard">Files to edit (proposed edits — I can prepare patches once you approve)</text:p>
      <text:p text:style-name="Standard">Add/modify exports and programmatic API:</text:p>
      <text:p text:style-name="Standard">production-setup.js — export runProductionSetup and keep existing CLI main().</text:p>
      <text:p text:style-name="Standard">scripts/seed-* scripts — ensure each exports their seeding function if not already exporting.</text:p>
      <text:p text:style-name="Standard">seed-all-employee-data.js — already exports seedAllEmployeeData, confirm usage.</text:p>
      <text:p text:style-name="Standard">install-database.js — prefer requiring seed functions and calling them directly rather than child-process calls where possible (optional).</text:p>
      <text:p text:style-name="Standard">Hook into service update:</text:p>
      <text:p text:style-name="Standard"><text:soft-page-break/>service-update.js — after runDatabaseMigrations() call exported runProductionSetup() or require and call a new seedReferenceData() function. Add if (freshInstall) run seeds logic (determine fresh by checking _prisma_migrations or counts).</text:p>
      <text:p text:style-name="Standard">Small codebase alignment:</text:p>
      <text:p text:style-name="Standard">settings-context.tsx — update DEFAULT_SETTINGS.defaultIdFormatTemplateId to one of seeded template IDs (e.g., zw-national-id) or add seeded record with the existing ID.</text:p>
      <text:p text:style-name="Standard">Optionally add a small helper at startup (app layout or business-permissions-context) that if critical reference data are missing and current user is admin, show a prompt or fail with helpful instructions to run seeding.</text:p>
      <text:p text:style-name="Standard">Mapping: key reference tables and where they're used</text:p>
      <text:p text:style-name="Standard">(so you can confirm the list of lookups to seed)</text:p>
      <text:p text:style-name="Standard"/>
      <text:p text:style-name="Standard">IdFormatTemplate</text:p>
      <text:p text:style-name="Standard">Seeded by: production-setup.js (5 templates)</text:p>
      <text:p text:style-name="Standard">Consumers: national-id-input.tsx, src/app/persons/*, employees, contractors, construction/*, personal/*</text:p>
      <text:p text:style-name="Standard">PhoneNumberTemplate</text:p>
      <text:p text:style-name="Standard">Seeded by: production-setup.js (7 templates)</text:p>
      <text:p text:style-name="Standard">Consumers: phone-number-input.tsx, other phone input usages</text:p>
      <text:p text:style-name="Standard">DateFormatTemplate</text:p>
      <text:p text:style-name="Standard">Seeded by: production-setup.js (5 templates)</text:p>
      <text:p text:style-name="Standard">Consumers: settings-context.tsx + UI date formatting</text:p>
      <text:p text:style-name="Standard">DriverLicenseTemplate</text:p>
      <text:p text:style-name="Standard">Seeded by: production-setup.js</text:p>
      <text:p text:style-name="Standard">Consumers: driver-license-input.tsx, many driver/vehicle pages</text:p>
      <text:p text:style-name="Standard">JobTitle</text:p>
      <text:p text:style-name="Standard">Seeded by: production-setup.js (many job titles)</text:p>
      <text:p text:style-name="Standard">Consumers: admin job titles page, employee creation, PDFs</text:p>
      <text:p text:style-name="Standard">CompensationType</text:p>
      <text:p text:style-name="Standard">Seeded by: production-setup.js</text:p>
      <text:p text:style-name="Standard">Consumers: page.tsx, Employee contracts</text:p>
      <text:p text:style-name="Standard">BenefitType</text:p>
      <text:p text:style-name="Standard">Seeded by: production-setup.js</text:p>
      <text:p text:style-name="Standard">Consumers: page.tsx, contract PDF</text:p>
      <text:p text:style-name="Standard">ProjectType</text:p>
      <text:p text:style-name="Standard">Seeded by: production-setup.js</text:p>
      <text:p text:style-name="Standard">Consumers: project pages, construction pages</text:p>
      <text:p text:style-name="Standard">PersonalCategory</text:p>
      <text:p text:style-name="Standard">Seeded by: production-setup.js</text:p>
      <text:p text:style-name="Standard">Consumers: personal expenses UI</text:p>
      <text:p text:style-name="Standard">BusinessCategory</text:p>
      <text:p text:style-name="Standard">Created by install-database.js if missing</text:p>
      <text:p text:style-name="Standard">Consumers: business creation UI</text:p>
      <text:p text:style-name="Standard">PermissionTemplate</text:p>
      <text:p text:style-name="Standard">Created in install-database.js helper if missing</text:p>
      <text:p text:style-name="Standard">Consumers: admin roles and default permissions</text:p>
      <text:p text:style-name="Standard">Demo domain-specific seeds</text:p>
      <text:p text:style-name="Standard">seed-grocery-demo.js, seed-hardware-demo.js, seed-restaurant-demo.js — used by admin UI to seed demo businesses.</text:p>
      <text:p text:style-name="Standard">Testing &amp; validation plan (automatable)</text:p>
      <text:p text:style-name="Standard"><text:soft-page-break/>Start a fresh Postgres DB (local or Docker) and set DATABASE_URL.</text:p>
      <text:p text:style-name="Standard">Run node scripts/install/install-database.js (or node scripts/production-setup.js) — should create DB, run migrations, and seed reference data.</text:p>
      <text:p text:style-name="Standard">Run node scripts/validate-setup.js — should pass the checks enumerated by the script.</text:p>
      <text:p text:style-name="Standard">Start the Next.js server or run smoke requests to endpoints that rely on lookups (job title list, phone input usage, driver-license input pages).</text:p>
      <text:p text:style-name="Standard">Confirm UI dropdowns show seeded values and default settings align (global date format, default ID format).</text:p>
      <text:p text:style-name="Standard">After that, simulate service update (run node [service-update.js](http://_vscodecontentref_/108) update in a controlled environment) to confirm the service's update flow triggers migrations and seeding as intended and logs correctly.</text:p>
      <text:p text:style-name="Standard">Edge cases &amp; operational notes</text:p>
      <text:p text:style-name="Standard">Seed idempotency: All seed operations must use upsert/where so re-running seed on live DB won't duplicate entries.</text:p>
      <text:p text:style-name="Standard">Admin creation: Production seeder currently inserts a default admin account with known password (admin@business.local / admin123). Decide whether to keep or remove in production runs (for real deploys you should either force password change or create via operator command).</text:p>
      <text:p text:style-name="Standard">Multi-tenant considerations: Some demo scripts create demo businesses/users and assume business IDs. Avoid creating demo business data in production seeding unless explicitly requested.</text:p>
      <text:p text:style-name="Standard">Rollback policy: Do not automatically restore DB on seed failure in production. Prefer failing the update and instructing operator to investigate. The service update already creates file backup; database restore is sensitive.</text:p>
      <text:p text:style-name="Standard">TypeScript seeds: If you have .ts seed files, ensure they are transpiled to JS for production, or run with ts-node if supported in the target environment.</text:p>
      <text:p text:style-name="Standard">Environment: The service runs as Windows service — ensure Postgres binaries (psql/pg_dump) and npx are available in PATH for the windows installer/backup logic.</text:p>
      <text:p text:style-name="Standard">Small list of immediate code/link fixes I recommend before seeding</text:p>
      <text:p text:style-name="Standard">Update DEFAULT_SETTINGS.defaultIdFormatTemplateId in settings-context.tsx to zw-national-id (or add seed record with the existing ID). This prevents UI errors on a blank DB.</text:p>
      <text:p text:style-name="Standard">Export runProductionSetup from production-setup.js (small change)</text:p>
      <text:p text:style-name="Standard">Add programmatic export functions for any key seed script that is still CLI-only (quick 1-file edits).</text:p>
      <text:p text:style-name="Standard">Add a call to the production seeder in service-update.js after migrations (gated to run only on fresh install or when explicitly requested).</text:p>
      <text:p text:style-name="Standard">Rough effort estimate (implementing the Critical tasks above)</text:p>
      <text:p text:style-name="Standard">Modify production-setup.js to export function: 1–2 hours</text:p>
      <text:p text:style-name="Standard">Ensure seed-* scripts export functions (per script ~15–30 mins, total depends on how many are CLI-only; many already export): 1–3 hours</text:p>
      <text:p text:style-name="Standard">Update service-update.js to call seeder (plus safety checks): 1–2 hours</text:p>
      <text:p text:style-name="Standard">Update settings default ID: 10–20 mins</text:p>
      <text:p text:style-name="Standard">Add validate-setup integration &amp; small test harness: 1–2 hours</text:p>
      <text:p text:style-name="Standard">Testing a full blank DB deployment locally (with a containerized Postgres): 1–3 hours depending on environment.</text:p>
      <text:p text:style-name="Standard">Next steps (tell me which of these to run first)</text:p>
      <text:p text:style-name="Standard">If you approve, I will:</text:p>
      <text:p text:style-name="Standard">Create a small change to production-setup.js to export runProductionSetup() while preserving CLI usage.</text:p>
      <text:p text:style-name="Standard">Update settings-context.tsx to use one of the seeded ID values (e.g., zw-national-id).</text:p>
      <text:p text:style-name="Standard">Add a guarded call to runProductionSetup() in service-update.js after runDatabaseMigrations() (only when DB looks fresh or when --seed flag is present).</text:p>
      <text:p text:style-name="Standard"><text:soft-page-break/>Run a smoke test locally (against a fresh Postgres) and run validate-setup.js and report results.</text:p>
      <text:p text:style-name="Standard">Or, if you prefer, I can just produce the exact patch list now for your review (no local runs) — say which you prefer.</text:p>
      <text:p text:style-name="Standard">If you want, I can start by applying the minimal, low-risk fixes first: export runProductionSetup from production-setup.js and update the default ID in settings-context.tsx so the app won't error on blank DBs. Which option do you want me to start with?</text:p>
      <text:p text:style-name="Standard"/>
      <text:p text:style-name="Standard">GPT-5 mini • 0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11:03:22.299000000</meta:creation-date>
    <dc:date>2025-09-26T11:06:36.875000000</dc:date>
    <meta:editing-duration>PT3M14S</meta:editing-duration>
    <meta:editing-cycles>1</meta:editing-cycles>
    <meta:document-statistic meta:table-count="0" meta:image-count="0" meta:object-count="0" meta:page-count="6" meta:paragraph-count="160" meta:word-count="2038" meta:character-count="15326" meta:non-whitespace-character-count="13438"/>
    <meta:generator>LibreOffice/24.2.4.2$Windows_X86_64 LibreOffice_project/51a6219feb6075d9a4c46691dcfe0cd9c4fff3c2</meta:generator>
  </office:meta>
</office:document-meta>
</file>